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1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5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6" style:family="paragraph" style:parent-style-name="Standard">
      <style:paragraph-properties fo:margin-top="0in" fo:margin-bottom="0in" style:contextual-spacing="false" fo:line-height="106%" fo:keep-together="always"/>
    </style:style>
    <style:style style:name="P17" style:family="paragraph" style:parent-style-name="Standard">
      <style:paragraph-properties fo:margin-top="0in" fo:margin-bottom="0in" style:contextual-spacing="false" fo:line-height="106%"/>
    </style:style>
    <style:style style:name="P18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</style:style>
    <style:style style:name="P20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2" style:family="paragraph" style:parent-style-name="Standard">
      <style:paragraph-properties fo:margin-top="0in" fo:margin-bottom="0.0693in" style:contextual-spacing="false" fo:line-height="106%"/>
    </style:style>
    <style:style style:name="P23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line-height="106%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 fo:break-before="page"/>
      <style:text-properties style:font-name="Times New Roman" fo:font-size="14pt" style:font-name-asian="Times New Roman1" style:font-size-asian="14pt" style:font-name-complex="Times New Roman1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break-before="page"/>
      <style:text-properties style:font-name="Times New Roman" fo:font-size="14pt" officeooo:rsid="001548f1" officeooo:paragraph-rsid="001548f1" style:font-name-asian="Times New Roman1" style:font-size-asian="14pt" style:font-name-complex="Times New Roman1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548f1" officeooo:paragraph-rsid="001548f1" style:font-name-asian="Times New Roman1" style:font-size-asian="14pt" style:font-name-complex="Times New Roman1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34eb2" officeooo:paragraph-rsid="00134eb2" style:font-name-asian="Times New Roman1" style:font-size-asian="14pt" style:font-name-complex="Times New Roman1"/>
    </style:style>
    <style:style style:name="P32" style:family="paragraph" style:parent-style-name="Standard" style:list-style-name="L1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34eb2" officeooo:paragraph-rsid="00134eb2" style:font-name-asian="Times New Roman1" style:font-size-asian="14pt" style:font-name-complex="Times New Roman1"/>
    </style:style>
    <style:style style:name="P33" style:family="paragraph" style:parent-style-name="Standard" style:list-style-name="L2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34eb2" officeooo:paragraph-rsid="00134eb2" style:font-name-asian="Times New Roman1" style:font-size-asian="14pt" style:font-name-complex="Times New Roman1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4408f" officeooo:paragraph-rsid="0014408f" style:font-name-asian="Times New Roman1" style:font-size-asian="14pt" style:font-name-complex="Times New Roman1"/>
    </style:style>
    <style:style style:name="P35" style:family="paragraph" style:parent-style-name="Standard" style:list-style-name="L3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4408f" officeooo:paragraph-rsid="0014408f" style:font-name-asian="Times New Roman1" style:font-size-asian="14pt" style:font-name-complex="Times New Roman1"/>
    </style:style>
    <style:style style:name="P36" style:family="paragraph" style:parent-style-name="Standard" style:list-style-name="L3">
      <style:paragraph-properties fo:margin-top="0in" fo:margin-bottom="0in" style:contextual-spacing="false" fo:line-height="150%" fo:text-align="justify" style:justify-single-word="false"/>
      <style:text-properties officeooo:paragraph-rsid="0014408f"/>
    </style:style>
    <style:style style:name="P3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4408f" style:font-name-asian="Times New Roman1" style:font-size-asian="14pt" style:font-name-complex="Times New Roman1"/>
    </style:style>
    <style:style style:name="P38" style:family="paragraph" style:parent-style-name="Standard" style:list-style-name="L4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4408f" officeooo:paragraph-rsid="0014408f" style:font-name-asian="Times New Roman1" style:font-size-asian="14pt" style:font-name-complex="Times New Roman1"/>
    </style:style>
    <style:style style:name="P39" style:family="paragraph" style:parent-style-name="Standard" style:list-style-name="L5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4b55f" officeooo:paragraph-rsid="0014b55f" style:font-name-asian="Times New Roman1" style:font-size-asian="14pt" style:font-name-complex="Times New Roman1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4b55f" officeooo:paragraph-rsid="0014b55f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2005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4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102005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117f75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4" style:family="text">
      <style:text-properties style:font-name="Times New Roman" fo:font-size="14pt" officeooo:rsid="0016bb0e" style:font-name-asian="Times New Roman1" style:font-size-asian="14pt" style:font-name-complex="Times New Roman1" style:font-size-complex="14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34eb2"/>
    </style:style>
    <style:style style:name="T27" style:family="text">
      <style:text-properties style:font-name="Times New Roman" fo:font-size="14pt" officeooo:rsid="0014408f" style:font-name-asian="Times New Roman1" style:font-size-asian="14pt" style:font-name-complex="Times New Roman1"/>
    </style:style>
    <style:style style:name="T28" style:family="text">
      <style:text-properties officeooo:rsid="0014408f"/>
    </style:style>
    <style:style style:name="T29" style:family="text">
      <style:text-properties officeooo:rsid="0015b310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6</text:span><text:span text:style-name="T8"> «</text:span><text:span text:style-name="T9">Защита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1</text:span></text:p>
      <text:p text:style-name="P7" loext:marker-style-name="T13"/>
      <text:p text:style-name="P8" loext:marker-style-name="T14">ИССЛЕДОВАНИЕ ЗАКОНОДАТЕЛЬНЫХ АКТОВ В СФЕРЕ</text:p>
      <text:p text:style-name="P9" loext:marker-style-name="T14">ЗАЩИТЫ ИНФОРМАЦИИ</text:p>
      <text:p text:style-name="P10" loext:marker-style-name="T15"/>
      <text:p text:style-name="P11" loext:marker-style-name="T16"><text:span text:style-name="T16">ДИСЦИПЛИНА: «</text:span><text:span text:style-name="T17">Основы защиты информации</text:span><text:span text:style-name="T16">»</text:span></text:p>
      <text:p text:style-name="P12" loext:marker-style-name="T16"/>
      <text:p text:style-name="P13" loext:marker-style-name="T18"/>
      <text:p text:style-name="P13" loext:marker-style-name="T18"/>
      <text:p text:style-name="P13" loext:marker-style-name="T18"/>
      <text:p text:style-name="P12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4">Выполнил: студент гр. ИУК5-<text:span text:style-name="T19">8</text:span>2Б</text:p>
          </table:table-cell>
          <table:covered-table-cell/>
          <table:table-cell table:style-name="Table2.A1" office:value-type="string">
            <text:p text:style-name="P15" loext:marker-style-name="T20"><text:span text:style-name="T15">_________________</text:span><text:span text:style-name="T20"/></text:p>
            <text:p text:style-name="P16" loext:marker-style-name="T15"><text:span text:style-name="T21"><text:s text:c="12"/>(Подпись)</text:span></text:p>
            <text:p text:style-name="P17"/>
          </table:table-cell>
          <table:table-cell table:style-name="Table2.D1" office:value-type="string">
            <text:p text:style-name="P15" loext:marker-style-name="T20"><text:span text:style-name="T22">__ <text:s/></text:span><text:span text:style-name="T20">Ли Р. В. <text:s text:c="3"/></text:span></text:p>
            <text:p text:style-name="P16" loext:marker-style-name="T15"><text:span text:style-name="T21"><text:s text:c="8"/>(Ф.И.О.)</text:span><text:span text:style-name="T15"/></text:p>
            <text:p text:style-name="P18" loext:marker-style-name="T23"/>
          </table:table-cell>
        </table:table-row>
        <table:table-row table:style-name="Table2.1">
          <table:table-cell table:style-name="Table2.A1" table:number-columns-spanned="2" office:value-type="string">
            <text:p text:style-name="P14">Проверил:</text:p>
          </table:table-cell>
          <table:covered-table-cell/>
          <table:table-cell table:style-name="Table2.A1" office:value-type="string">
            <text:p text:style-name="P19" loext:marker-style-name="T15"><text:span text:style-name="T15">_________________</text:span></text:p>
            <text:p text:style-name="P16" loext:marker-style-name="T15"><text:span text:style-name="T21"><text:s text:c="12"/>(Подпись)</text:span></text:p>
            <text:p text:style-name="P17"/>
          </table:table-cell>
          <table:table-cell table:style-name="Table2.D1" office:value-type="string">
            <text:p text:style-name="P19" loext:marker-style-name="T15"><text:span text:style-name="T15">___</text:span><text:span text:style-name="T24">Драган В.В.</text:span><text:span text:style-name="T15">___</text:span></text:p>
            <text:p text:style-name="P16" loext:marker-style-name="T15"><text:span text:style-name="T21"><text:s text:c="8"/>(Ф.И.О.)</text:span><text:span text:style-name="T15"/></text:p>
            <text:p text:style-name="P20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1" loext:marker-style-name="T18"/>
            <text:p text:style-name="P22" loext:marker-style-name="T18"><text:span text:style-name="T18">Дата сдачи (защиты):</text:span></text:p>
            <text:p text:style-name="P22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3" loext:marker-style-name="T1"/>
          </table:table-cell>
          <table:table-cell table:style-name="Table2.A1" table:number-columns-spanned="3" office:value-type="string">
            <text:p text:style-name="P24" loext:marker-style-name="T18"><text:span text:style-name="T18">- Балльная оценка:</text:span><text:span text:style-name="T18"/></text:p>
            <text:p text:style-name="P24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6"><text:soft-page-break/><text:span text:style-name="T25">Цель работы:</text:span> формирование практических навыков использования основы правовых знаний в сфере защиты информации и подготовки научно-технических отчетов по результатам выполненной работы.</text:p>
      <text:p text:style-name="P26"><text:span text:style-name="T25">Задачи:</text:span> Изучить конфигурацию и периметр безопасности рассматриваемого объекта защиты. Выявить информационные ресурсы, относящиеся к интеллектуальной собственности. Выявить информационные ресурсы, относящиеся к персональным данным. Разработать комплекс мер по организации режима защиты интеллектуальной собственности и комплекс мер по организации ре жима защиты персональных данных.</text:p>
      <text:p text:style-name="P26"/>
      <text:p text:style-name="P26">ЗАДАЧИ И ПОРЯДОК ПРОВЕДЕНИЯ ИССЛЕДОВАНИЙ</text:p>
      <text:p text:style-name="P26">В ходе экспериментальной части работы должны быть решены следующие основные задачи:</text:p>
      <text:p text:style-name="P26">1. Изучить документы, регламентирующие защиту интеллектуальной собственности и персональных данных.</text:p>
      <text:p text:style-name="P26">2. Изучить конфигурацию и периметр безопасности рассматриваемого объекта защиты.</text:p>
      <text:p text:style-name="P26">3. Выявить информационные ресурсы, относящиеся к интеллектуальной собственности.</text:p>
      <text:p text:style-name="P26">4. Выявить информационные ресурсы, относящиеся к персональным данным.</text:p>
      <text:p text:style-name="P26">5. Предложить комплекс мер по организации режима защиты интеллектуальной собственности и комплекс мер по организации режима защиты персональных данных <text:span text:style-name="T26">н</text:span>а рассматриваемом объекте.</text:p>
      <text:p text:style-name="P26">6. Оформить отчет по лабораторной работе</text:p>
      <text:p text:style-name="P26"/>
      <text:p text:style-name="P27"/>
      <text:p text:style-name="P28"><text:span text:style-name="T25">Вариант 3.</text:span> Операционный офис банка.</text:p>
      <text:p text:style-name="P26">Операционный офис банка располагается в офисе, состоящем из нескольких помещений. Является структурным подразделением территориально удаленного банка.</text:p>
      <text:p text:style-name="P26">Техническая база: компьютеры, подключенные к корпоративной сети</text:p>
      <text:p text:style-name="P26">банка, банкоматы в разных районах города.</text:p>
      <text:p text:style-name="P26">Программное обеспечение: рабочие места корпоративной информационной системы, находящейся на сервере головного офиса банка; подсистема «клиент-банк» для оказания банковских услуг через Интернет.</text:p>
      <text:p text:style-name="P26"/>
      <text:p text:style-name="P26"/>
      <text:p text:style-name="P29">ХОД ВЫПОЛНЕНИЯ:</text:p>
      <text:p text:style-name="P30">Были изучены следующие документы: Закон РФ №152-ФЗ, Закон РФ №149-ФЗ, Закон РФ №5485-1-ФЗ, Закон РФ №98-ФЗ, Постановление №731, Постановление №1119</text:p>
      <text:p text:style-name="P31"><text:line-break/>Интеллектуальная собственность:</text:p>
      <text:list xml:id="list454549790" text:style-name="L1">
        <text:list-item>
          <text:p text:style-name="P32">Программное обеспечение</text:p>
        </text:list-item>
      </text:list>
      <text:list text:style-name="L2">
        <text:list-item>
          <text:list>
            <text:list-item>
              <text:p text:style-name="P33">корпоративная информационная сеть</text:p>
            </text:list-item>
            <text:list-item>
              <text:p text:style-name="P33">рабочие места корпоративной информационной системы</text:p>
            </text:list-item>
            <text:list-item>
              <text:p text:style-name="P33">система «клиент-банк»</text:p>
            </text:list-item>
          </text:list>
        </text:list-item>
      </text:list>
      <text:list text:continue-list="list454549790" text:style-name="L1">
        <text:list-item>
          <text:p text:style-name="P32">Товарный знак</text:p>
        </text:list-item>
        <text:list-item>
          <text:p text:style-name="P32">Техническая документация</text:p>
        </text:list-item>
      </text:list>
      <text:p text:style-name="P31"/>
      <text:p text:style-name="P31"/>
      <text:p text:style-name="P34">Персональные данные:</text:p>
      <text:list text:style-name="L3">
        <text:list-item>
          <text:p text:style-name="P35">Личная информация клиентов банка</text:p>
        </text:list-item>
        <text:list-item>
          <text:p text:style-name="P35">Информация по операциям клиентов в банке</text:p>
        </text:list-item>
        <text:list-item>
          <text:p text:style-name="P36"><text:span text:style-name="T27">Данные пользователей подсистемы «клиент-банк»</text:span></text:p>
        </text:list-item>
        <text:list-item>
          <text:p text:style-name="P35">Личная информация сотрудников банка</text:p>
        </text:list-item>
      </text:list>
      <text:p text:style-name="P34"/>
      <text:p text:style-name="P34"/>
      <text:p text:style-name="P37"><text:span text:style-name="T28">К</text:span>омплекс мер по организации режима защиты интеллектуальной собственности:</text:p>
      <text:list text:style-name="L4">
        <text:list-item>
          <text:p text:style-name="P38">Определение перечня интеллектуальной собственности</text:p>
        </text:list-item>
        <text:list-item>
          <text:p text:style-name="P38">Положение о неразграшении коммерческой информации в трудовом договоре сотрудников</text:p>
        </text:list-item>
        <text:list-item>
          <text:p text:style-name="P38">Ограничения прав доступа к интеллектуальной собственности</text:p>
        </text:list-item>
        <text:list-item>
          <text:p text:style-name="P38">Сегментация корпоративной сети</text:p>
        </text:list-item>
        <text:list-item>
          <text:p text:style-name="P38">Шифрование каналов передачи информации</text:p>
        </text:list-item>
        <text:list-item>
          <text:p text:style-name="P38">Контроль целостности ПО</text:p>
        </text:list-item>
        <text:list-item>
          <text:p text:style-name="P38"><text:soft-page-break/>Ограничение на использование внешних устройств</text:p>
        </text:list-item>
        <text:list-item>
          <text:p text:style-name="P38">Ограничение доступа в серверную</text:p>
        </text:list-item>
      </text:list>
      <text:p text:style-name="P34"/>
      <text:p text:style-name="P37"/>
      <text:p text:style-name="P37"><text:span text:style-name="T28">К</text:span>омплекс мер по организации режима защиты персональных данных <text:span text:style-name="T26">н</text:span>а рассматриваемом объекте:</text:p>
      <text:list text:style-name="L5">
        <text:list-item>
          <text:p text:style-name="P39"><text:span text:style-name="T29">Разработка</text:span> политики обработки персональных данных сотрудниками</text:p>
        </text:list-item>
        <text:list-item>
          <text:p text:style-name="P39">Заключение соглашений на обработку персональных данных с клиентами</text:p>
        </text:list-item>
        <text:list-item>
          <text:p text:style-name="P39">Ограничение доступа к персональным данным сотрудниками</text:p>
        </text:list-item>
        <text:list-item>
          <text:p text:style-name="P39">Шифрование каналов передачи данных</text:p>
        </text:list-item>
        <text:list-item>
          <text:p text:style-name="P39">Межсетевое экранирование</text:p>
        </text:list-item>
      </text:list>
      <text:p text:style-name="P40"/>
      <text:p text:style-name="P40"/>
      <text:p text:style-name="P40"/>
      <text:p text:style-name="P40"/>
      <text:p text:style-name="P40">Вывод: были сформированы практические навыки использования основы правовых знаний в сфере защиты информации и подготовки научно-технических отчетов по результатами выполненной работ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11d334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9</meta:editing-cycles>
    <meta:creation-date>2026-02-21T08:49:19.127108407</meta:creation-date>
    <meta:editing-duration>PT25M27S</meta:editing-duration>
    <meta:generator>LibreOffice/25.8.4.2$Linux_X86_64 LibreOffice_project/580$Build-2</meta:generator>
    <dc:date>2026-02-21T09:45:57.340282332</dc:date>
    <meta:print-date>2026-02-21T09:44:42.671842446</meta:print-date>
    <meta:printed-by>PDF files</meta:printed-by>
    <meta:document-statistic meta:table-count="2" meta:image-count="0" meta:object-count="1" meta:page-count="5" meta:paragraph-count="71" meta:word-count="468" meta:character-count="4005" meta:non-whitespace-character-count="3573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6-02-21T08:49:13.637756330"/>
  </office:meta>
</office:document-meta>
</file>